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cmmi10" svg:font-family="cmmi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fill-color="#00cc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color="#000000" draw:fill="none" draw:fill-color="#00ccff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svg:stroke-color="#ff3333" draw:fill="none" draw:fill-color="#00ccff" draw:textarea-vertical-align="middle"/>
    </style:style>
    <style:style style:name="gr4" style:family="graphic" style:parent-style-name="objectwithoutfill">
      <style:graphic-properties draw:stroke="solid" svg:stroke-color="#0066ff" draw:fill="none" draw:fill-color="#00ccff" draw:textarea-vertical-align="middle"/>
    </style:style>
    <style:style style:name="gr5" style:family="graphic" style:parent-style-name="standard">
      <style:graphic-properties draw:stroke="solid" svg:stroke-color="#000000" draw:fill="solid" draw:fill-color="#0066ff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solid" draw:stroke-dash="Fine_20_Dashed" svg:stroke-color="#000000" draw:marker-start="Arrow" draw:marker-end="Arrow" draw:fill="none" draw:fill-color="#00ccff" draw:textarea-vertical-align="middle"/>
    </style:style>
    <style:style style:name="gr9" style:family="graphic" style:parent-style-name="objectwithoutfill">
      <style:graphic-properties svg:stroke-color="#ff3333" draw:fill="none" draw:textarea-vertical-align="middle"/>
    </style:style>
    <style:style style:name="gr10" style:family="graphic" style:parent-style-name="standard">
      <style:graphic-properties draw:stroke="solid" svg:stroke-color="#000000" draw:fill="solid" draw:fill-color="#b2b2b2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cmmi10"/>
    </style:style>
    <style:style style:name="P3" style:family="paragraph">
      <style:text-properties fo:color="#0066ff"/>
    </style:style>
    <style:style style:name="P4" style:family="paragraph">
      <style:text-properties fo:color="#0066ff" style:font-name="cmmi10"/>
    </style:style>
    <style:style style:name="P5" style:family="paragraph">
      <style:text-properties style:use-window-font-color="true"/>
    </style:style>
    <style:style style:name="P6" style:family="paragraph">
      <style:text-properties style:use-window-font-color="true" style:font-name="cmr10"/>
    </style:style>
    <style:style style:name="P7" style:family="paragraph">
      <style:text-properties fo:color="#008000" style:font-name="cmr10"/>
    </style:style>
    <style:style style:name="P8" style:family="paragraph">
      <style:text-properties fo:color="#ff3333"/>
    </style:style>
    <style:style style:name="P9" style:family="paragraph">
      <style:text-properties fo:color="#ff3333" style:font-name="cmmi10"/>
    </style:style>
    <style:style style:name="P10" style:family="paragraph">
      <style:text-properties style:font-name="cmmi10" fo:font-size="16pt" style:font-size-asian="16pt" style:font-size-complex="16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font-name="cmmi10"/>
    </style:style>
    <style:style style:name="T2" style:family="text">
      <style:text-properties fo:color="#0066ff" style:text-position="sub 80%" style:font-name="cmmi10" fo:font-size="18pt" style:font-size-asian="18pt" style:font-size-complex="18pt"/>
    </style:style>
    <style:style style:name="T3" style:family="text">
      <style:text-properties fo:color="#0066ff" style:text-position="sub 60%" style:font-name="cmr10" fo:font-size="18pt" style:font-size-asian="18pt" style:font-size-complex="18pt"/>
    </style:style>
    <style:style style:name="T4" style:family="text">
      <style:text-properties style:use-window-font-color="true" style:font-name="cmmi10"/>
    </style:style>
    <style:style style:name="T5" style:family="text">
      <style:text-properties style:use-window-font-color="true" style:font-name="cmr10"/>
    </style:style>
    <style:style style:name="T6" style:family="text">
      <style:text-properties fo:color="#0066ff" style:text-position="0% 100%" style:font-name="cmmi10" fo:font-size="18pt" style:font-size-asian="18pt" style:font-size-complex="18pt"/>
    </style:style>
    <style:style style:name="T7" style:family="text">
      <style:text-properties fo:color="#0066ff" style:text-position="super 58%" style:font-name="cmr10" fo:font-size="18pt" style:font-size-asian="18pt" style:font-size-complex="18pt"/>
    </style:style>
    <style:style style:name="T8" style:family="text">
      <style:text-properties fo:color="#0066ff" style:text-position="sub 80%" style:font-name="cmr10" fo:font-size="18pt" style:font-size-asian="18pt" style:font-size-complex="18pt"/>
    </style:style>
    <style:style style:name="T9" style:family="text">
      <style:text-properties fo:color="#0066ff" style:text-position="0% 100%" style:font-name="cmr10" fo:font-size="18pt" style:font-size-asian="18pt" style:font-size-complex="18pt"/>
    </style:style>
    <style:style style:name="T10" style:family="text">
      <style:text-properties fo:color="#000000" style:text-position="0% 100%" style:font-name="cmr10" fo:font-size="18pt" style:font-size-asian="18pt" style:font-size-complex="18pt"/>
    </style:style>
    <style:style style:name="T11" style:family="text">
      <style:text-properties fo:color="#ff3333" style:text-position="0% 100%" style:font-name="cmmi10" fo:font-size="18pt" style:font-size-asian="18pt" style:font-size-complex="18pt"/>
    </style:style>
    <style:style style:name="T12" style:family="text">
      <style:text-properties fo:color="#ff3333" style:text-position="super 58%" style:font-name="cmr10" fo:font-size="18pt" style:font-size-asian="18pt" style:font-size-complex="18pt"/>
    </style:style>
    <style:style style:name="T13" style:family="text">
      <style:text-properties fo:color="#ff3333" style:text-position="sub 80%" style:font-name="cmr10" fo:font-size="18pt" style:font-size-asian="18pt" style:font-size-complex="18pt"/>
    </style:style>
    <style:style style:name="T14" style:family="text">
      <style:text-properties fo:color="#008000" style:text-position="0% 100%" style:font-name="cmr10"/>
    </style:style>
    <style:style style:name="T15" style:family="text">
      <style:text-properties fo:color="#ff3333" style:text-position="sub 80%" style:font-name="cmmi10" fo:font-size="18pt" style:font-size-asian="18pt" style:font-size-complex="18pt"/>
    </style:style>
    <style:style style:name="T16" style:family="text">
      <style:text-properties fo:color="#ff3333" style:text-position="sub 60%" style:font-name="cmr10" fo:font-size="18pt" style:font-size-asian="18pt" style:font-size-complex="18pt"/>
    </style:style>
    <style:style style:name="T17" style:family="text">
      <style:text-properties style:font-name="cmmi1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5.08cm" svg:height="5.08cm" svg:x="2.513cm" svg:y="1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7.874cm" svg:height="7.651cm" svg:x="1.138cm" svg:y="0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206cm" svg:y1="4.484cm" svg:x2="9.192cm" svg:y2="2.949cm" draw:start-shape="id1" draw:start-glue-point="10" draw:end-shape="id2" draw:end-glue-point="3" svg:d="M5206 4484l3986-1535" svg:viewBox="0 0 3987 1536">
          <text:p/>
        </draw:connector>
        <draw:connector draw:style-name="gr4" draw:text-style-name="P1" draw:layer="layout" draw:type="line" svg:x1="4.989cm" svg:y1="4.574cm" svg:x2="6.707cm" svg:y2="2.404cm" draw:start-shape="id1" draw:start-glue-point="7" draw:end-shape="id3" draw:end-glue-point="11" svg:d="M4989 4574l1718-2170" svg:viewBox="0 0 1719 2171">
          <text:p/>
        </draw:connector>
        <draw:connector draw:style-name="gr3" draw:text-style-name="P1" draw:layer="layout" draw:type="line" svg:x1="5.169cm" svg:y1="4.394cm" svg:x2="2.671cm" svg:y2="6.697cm" draw:start-shape="id1" draw:start-glue-point="11" draw:end-shape="id4" draw:end-glue-point="7" svg:d="M5169 4394l-2498 2303" svg:viewBox="0 0 2499 2304">
          <text:p/>
        </draw:connector>
        <draw:connector draw:style-name="gr4" draw:text-style-name="P1" draw:layer="layout" draw:type="line" svg:x1="2.383cm" svg:y1="4.497cm" svg:x2="5.206cm" svg:y2="4.484cm" draw:start-shape="id5" draw:start-glue-point="6" draw:end-shape="id1" draw:end-glue-point="10" svg:d="M2383 4497l2823-13" svg:viewBox="0 0 2824 14">
          <text:p/>
        </draw:connector>
        <draw:custom-shape draw:style-name="gr5" draw:text-style-name="P1" xml:id="id3" draw:id="id3" draw:layer="layout" svg:width="0.254cm" svg:height="0.254cm" svg:x="6.49cm" svg:y="2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0.254cm" svg:height="0.254cm" svg:x="2.634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976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0.254cm" svg:height="0.254cm" svg:x="2.383cm" svg:y="4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061cm" svg:height="0.89cm" svg:x="7.747cm" svg:y="4.445cm">
          <draw:text-box>
            <text:p><text:span text:style-name="T1">m</text:span></text:p>
          </draw:text-box>
        </draw:frame>
        <draw:frame draw:style-name="gr7" draw:text-style-name="P4" draw:layer="layout" svg:width="1.166cm" svg:height="1.066cm" svg:x="2.899cm" svg:y="3.569cm">
          <draw:text-box>
            <text:p text:style-name="P3"><text:span text:style-name="T2">d</text:span><text:span text:style-name="T3">ap</text:span></text:p>
          </draw:text-box>
        </draw:frame>
        <draw:connector draw:style-name="gr8" draw:text-style-name="P1" draw:layer="layout" draw:type="line" svg:x1="7.593cm" svg:y1="4.497cm" svg:x2="9.012cm" svg:y2="4.483cm" draw:start-shape="id6" draw:start-glue-point="10" draw:end-shape="id7" svg:d="M7593 4497l1419-14" svg:viewBox="0 0 1420 15">
          <text:p/>
        </draw:connector>
        <draw:frame draw:style-name="gr7" draw:text-style-name="P6" draw:layer="layout" svg:width="2.17cm" svg:height="0.89cm" svg:x="7.62cm" svg:y="1.015cm">
          <draw:text-box>
            <text:p text:style-name="P5"><text:span text:style-name="T4">L</text:span><text:span text:style-name="T5"> = 0</text:span></text:p>
          </draw:text-box>
        </draw:frame>
        <draw:frame draw:style-name="gr7" draw:text-style-name="P7" draw:layer="layout" svg:width="6.499cm" svg:height="1.015cm" svg:x="-0.149cm" svg:y="8.383cm">
          <draw:text-box>
            <text:p><text:span text:style-name="T4">L</text:span><text:span text:style-name="T5"> = </text:span><text:span text:style-name="T4">m</text:span><text:span text:style-name="T5"> + </text:span><text:span text:style-name="T6">d</text:span><text:span text:style-name="T7">2</text:span><text:span text:style-name="T8">ap</text:span><text:span text:style-name="T9"> </text:span><text:span text:style-name="T10">-</text:span><text:span text:style-name="T10"> </text:span><text:span text:style-name="T11">d</text:span><text:span text:style-name="T12">2</text:span><text:span text:style-name="T13">an</text:span><text:span text:style-name="T14"> </text:span><text:span text:style-name="T14"><text:s/></text:span></text:p>
          </draw:text-box>
        </draw:frame>
        <draw:frame draw:style-name="gr7" draw:text-style-name="P9" draw:layer="layout" svg:width="1.166cm" svg:height="1.066cm" svg:x="2.899cm" svg:y="4.769cm">
          <draw:text-box>
            <text:p text:style-name="P8"><text:span text:style-name="T15">d</text:span><text:span text:style-name="T16">an</text:span></text:p>
          </draw:text-box>
        </draw:frame>
        <draw:frame draw:style-name="gr7" draw:text-style-name="P10" draw:layer="layout" svg:width="0.798cm" svg:height="0.818cm" svg:x="4.458cm" svg:y="3.64cm">
          <draw:text-box>
            <text:p text:style-name="P10"><text:span text:style-name="T17">a</text:span></text:p>
          </draw:text-box>
        </draw:frame>
        <draw:frame draw:style-name="gr7" draw:text-style-name="P10" draw:layer="layout" svg:width="0.786cm" svg:height="0.818cm" svg:x="1.664cm" svg:y="3.891cm">
          <draw:text-box>
            <text:p text:style-name="P10"><text:span text:style-name="T17">p</text:span></text:p>
          </draw:text-box>
        </draw:frame>
        <draw:frame draw:style-name="gr7" draw:text-style-name="P10" draw:layer="layout" svg:width="0.841cm" svg:height="0.818cm" svg:x="2.753cm" svg:y="6.431cm">
          <draw:text-box>
            <text:p text:style-name="P10"><text:span text:style-name="T17">n</text:span></text:p>
          </draw:text-box>
        </draw:frame>
        <draw:frame draw:style-name="gr7" draw:text-style-name="P9" draw:layer="layout" svg:width="1.166cm" svg:height="1.066cm" svg:x="6.499cm" svg:y="3.569cm">
          <draw:text-box>
            <text:p text:style-name="P8"><text:span text:style-name="T15">d</text:span><text:span text:style-name="T16">an</text:span></text:p>
          </draw:text-box>
        </draw:frame>
        <draw:frame draw:style-name="gr7" draw:text-style-name="P4" draw:layer="layout" svg:width="1.166cm" svg:height="1.066cm" svg:x="4.899cm" svg:y="2.569cm">
          <draw:text-box>
            <text:p text:style-name="P3"><text:span text:style-name="T2">d</text:span><text:span text:style-name="T3">ap</text:span></text:p>
          </draw:text-box>
        </draw:frame>
        <draw:connector draw:style-name="gr9" draw:text-style-name="P1" draw:layer="layout" draw:type="line" svg:x1="4.762cm" svg:y1="6.535cm" svg:x2="5.079cm" svg:y2="4.357cm" draw:start-shape="id8" draw:start-glue-point="8" draw:end-shape="id1" draw:end-glue-point="4" svg:d="M4762 6535l317-2178" svg:viewBox="0 0 318 2179">
          <text:p/>
        </draw:connector>
        <draw:custom-shape draw:style-name="gr6" draw:text-style-name="P1" xml:id="id8" draw:id="id8" draw:layer="layout" svg:width="0.254cm" svg:height="0.254cm" svg:x="4.635cm" svg:y="6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" draw:id="id1" draw:layer="layout" svg:width="0.254cm" svg:height="0.254cm" svg:x="4.952cm" svg:y="4.35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0.786cm" svg:height="0.818cm" svg:x="6.604cm" svg:y="1.778cm">
          <draw:text-box>
            <text:p text:style-name="P10"><text:span text:style-name="T17">p</text:span></text:p>
          </draw:text-box>
        </draw:frame>
        <draw:frame draw:style-name="gr7" draw:text-style-name="P10" xml:id="id2" draw:id="id2" draw:layer="layout" svg:width="0.841cm" svg:height="0.818cm" svg:x="9.192cm" svg:y="2.54cm">
          <draw:text-box>
            <text:p text:style-name="P10"><text:span text:style-name="T17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cmmi10" svg:font-family="cmmi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668cm" fo:page-height="9.3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ns </meta:initial-creator>
    <meta:creation-date>2018-02-21T18:55:36.129991611</meta:creation-date>
    <dc:date>2018-02-23T13:11:22.007108597</dc:date>
    <meta:editing-duration>PT9M12S</meta:editing-duration>
    <meta:editing-cycles>8</meta:editing-cycles>
    <meta:generator>LibreOffice/4.2.8.2$Linux_X86_64 LibreOffice_project/420m0$Build-2</meta:generator>
    <dc:creator>joans </dc:creator>
    <meta:document-statistic meta:object-count="26"/>
  </office:meta>
</office:document-meta>
</file>